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44.18pt" svg:y="202.54pt">
            <loext:p draw:notify-on-update-of-ranges="Sheet1.C1:Sheet1.C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874.15pt" svg:y="31.63pt">
            <loext:p draw:notify-on-update-of-ranges="Sheet1.B1:Sheet1.B7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6pt" svg:x="1352.58pt" svg:y="32.37pt">
            <loext:p draw:notify-on-update-of-ranges="Sheet1.D1:Sheet1.D7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14" calcext:value-type="float">
            <text:p>14</text:p>
          </table:table-cell>
          <table:table-cell office:value-type="float" office:value="8.32935786247" calcext:value-type="float">
            <text:p>8.32935786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02" calcext:value-type="float">
            <text:p>10.02</text:p>
          </table:table-cell>
          <table:table-cell office:value-type="float" office:value="15" calcext:value-type="float">
            <text:p>15</text:p>
          </table:table-cell>
          <table:table-cell office:value-type="float" office:value="8.44885802269" calcext:value-type="float">
            <text:p>8.44885802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5" calcext:value-type="float">
            <text:p>9.5</text:p>
          </table:table-cell>
          <table:table-cell office:value-type="float" office:value="16" calcext:value-type="float">
            <text:p>16</text:p>
          </table:table-cell>
          <table:table-cell office:value-type="float" office:value="8.79786396027" calcext:value-type="float">
            <text:p>8.79786396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42" calcext:value-type="float">
            <text:p>10.42</text:p>
          </table:table-cell>
          <table:table-cell office:value-type="float" office:value="14" calcext:value-type="float">
            <text:p>14</text:p>
          </table:table-cell>
          <table:table-cell office:value-type="float" office:value="8.82613706589" calcext:value-type="float">
            <text:p>8.82613706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.54" calcext:value-type="float">
            <text:p>10.54</text:p>
          </table:table-cell>
          <table:table-cell office:value-type="float" office:value="15" calcext:value-type="float">
            <text:p>15</text:p>
          </table:table-cell>
          <table:table-cell office:value-type="float" office:value="8.74264788628" calcext:value-type="float">
            <text:p>8.74264788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.26" calcext:value-type="float">
            <text:p>10.26</text:p>
          </table:table-cell>
          <table:table-cell office:value-type="float" office:value="14" calcext:value-type="float">
            <text:p>14</text:p>
          </table:table-cell>
          <table:table-cell office:value-type="float" office:value="8.67373204231" calcext:value-type="float">
            <text:p>8.673732042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.58" calcext:value-type="float">
            <text:p>10.58</text:p>
          </table:table-cell>
          <table:table-cell office:value-type="float" office:value="17" calcext:value-type="float">
            <text:p>17</text:p>
          </table:table-cell>
          <table:table-cell office:value-type="float" office:value="8.71359992027" calcext:value-type="float">
            <text:p>8.71359992027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.38" calcext:value-type="float">
            <text:p>11.38</text:p>
          </table:table-cell>
          <table:table-cell office:value-type="float" office:value="16" calcext:value-type="float">
            <text:p>16</text:p>
          </table:table-cell>
          <table:table-cell office:value-type="float" office:value="8.63755583763" calcext:value-type="float">
            <text:p>8.637555837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.92</text:p>
          </table:table-cell>
          <table:table-cell office:value-type="float" office:value="16" calcext:value-type="float">
            <text:p>16</text:p>
          </table:table-cell>
          <table:table-cell office:value-type="float" office:value="8.68898510933" calcext:value-type="float">
            <text:p>8.68898510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84654903412" calcext:value-type="float">
            <text:p>8.846549034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.54131293297" calcext:value-type="float">
            <text:p>8.541312932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64144206047" calcext:value-type="float">
            <text:p>8.641442060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55551409721" calcext:value-type="float">
            <text:p>8.55551409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.80377101898" calcext:value-type="float">
            <text:p>8.803771018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.72398209572" calcext:value-type="float">
            <text:p>8.723982095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office:value-type="float" office:value="15" calcext:value-type="float">
            <text:p>15</text:p>
          </table:table-cell>
          <table:table-cell office:value-type="float" office:value="8.69101786613" calcext:value-type="float">
            <text:p>8.691017866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.8076923077" calcext:value-type="float">
            <text:p>10.8076923077</text:p>
          </table:table-cell>
          <table:table-cell office:value-type="float" office:value="15" calcext:value-type="float">
            <text:p>15</text:p>
          </table:table-cell>
          <table:table-cell office:value-type="float" office:value="8.89906001091" calcext:value-type="float">
            <text:p>8.899060010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5" calcext:value-type="float">
            <text:p>5.5</text:p>
          </table:table-cell>
          <table:table-cell office:value-type="float" office:value="10.46" calcext:value-type="float">
            <text:p>10.46</text:p>
          </table:table-cell>
          <table:table-cell office:value-type="float" office:value="16" calcext:value-type="float">
            <text:p>16</text:p>
          </table:table-cell>
          <table:table-cell office:value-type="float" office:value="8.49284410477" calcext:value-type="float">
            <text:p>8.492844104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82123494148" calcext:value-type="float">
            <text:p>8.821234941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.58" calcext:value-type="float">
            <text:p>11.58</text:p>
          </table:table-cell>
          <table:table-cell office:value-type="float" office:value="17" calcext:value-type="float">
            <text:p>17</text:p>
          </table:table-cell>
          <table:table-cell office:value-type="float" office:value="8.40464496613" calcext:value-type="float">
            <text:p>8.404644966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.98" calcext:value-type="float">
            <text:p>10.98</text:p>
          </table:table-cell>
          <table:table-cell office:value-type="float" office:value="18" calcext:value-type="float">
            <text:p>18</text:p>
          </table:table-cell>
          <table:table-cell office:value-type="float" office:value="8.65057206154" calcext:value-type="float">
            <text:p>8.65057206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.48" calcext:value-type="float">
            <text:p>10.48</text:p>
          </table:table-cell>
          <table:table-cell office:value-type="float" office:value="16" calcext:value-type="float">
            <text:p>16</text:p>
          </table:table-cell>
          <table:table-cell office:value-type="float" office:value="8.32988095284" calcext:value-type="float">
            <text:p>8.329880952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.3269230769" calcext:value-type="float">
            <text:p>10.3269230769</text:p>
          </table:table-cell>
          <table:table-cell office:value-type="float" office:value="14" calcext:value-type="float">
            <text:p>14</text:p>
          </table:table-cell>
          <table:table-cell office:value-type="float" office:value="8.77218794823" calcext:value-type="float">
            <text:p>8.772187948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.24" calcext:value-type="float">
            <text:p>11.24</text:p>
          </table:table-cell>
          <table:table-cell office:value-type="float" office:value="15" calcext:value-type="float">
            <text:p>15</text:p>
          </table:table-cell>
          <table:table-cell office:value-type="float" office:value="8.15517497063" calcext:value-type="float">
            <text:p>8.155174970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1.14" calcext:value-type="float">
            <text:p>11.14</text:p>
          </table:table-cell>
          <table:table-cell office:value-type="float" office:value="15.5" calcext:value-type="float">
            <text:p>15.5</text:p>
          </table:table-cell>
          <table:table-cell office:value-type="float" office:value="8.38135194778" calcext:value-type="float">
            <text:p>8.38135194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0.4423076923" calcext:value-type="float">
            <text:p>10.4423076923</text:p>
          </table:table-cell>
          <table:table-cell office:value-type="float" office:value="14" calcext:value-type="float">
            <text:p>14</text:p>
          </table:table-cell>
          <table:table-cell office:value-type="float" office:value="8.84482908249" calcext:value-type="float">
            <text:p>8.844829082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office:value-type="float" office:value="10.9423076923" calcext:value-type="float">
            <text:p>10.9423076923</text:p>
          </table:table-cell>
          <table:table-cell office:value-type="float" office:value="16" calcext:value-type="float">
            <text:p>16</text:p>
          </table:table-cell>
          <table:table-cell office:value-type="float" office:value="8.76332998276" calcext:value-type="float">
            <text:p>8.763329982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1.6730769231" calcext:value-type="float">
            <text:p>11.6730769231</text:p>
          </table:table-cell>
          <table:table-cell office:value-type="float" office:value="16" calcext:value-type="float">
            <text:p>16</text:p>
          </table:table-cell>
          <table:table-cell office:value-type="float" office:value="8.66873812675" calcext:value-type="float">
            <text:p>8.668738126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.5894048214" calcext:value-type="float">
            <text:p>8.58940482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0.58" calcext:value-type="float">
            <text:p>10.58</text:p>
          </table:table-cell>
          <table:table-cell office:value-type="float" office:value="16" calcext:value-type="float">
            <text:p>16</text:p>
          </table:table-cell>
          <table:table-cell office:value-type="float" office:value="8.42249584198" calcext:value-type="float">
            <text:p>8.422495841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.49909710884" calcext:value-type="float">
            <text:p>8.499097108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0.66" calcext:value-type="float">
            <text:p>10.66</text:p>
          </table:table-cell>
          <table:table-cell office:value-type="float" office:value="17" calcext:value-type="float">
            <text:p>17</text:p>
          </table:table-cell>
          <table:table-cell office:value-type="float" office:value="8.33999896049" calcext:value-type="float">
            <text:p>8.33999896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.16" calcext:value-type="float">
            <text:p>12.16</text:p>
          </table:table-cell>
          <table:table-cell office:value-type="float" office:value="17" calcext:value-type="float">
            <text:p>17</text:p>
          </table:table-cell>
          <table:table-cell office:value-type="float" office:value="8.53014707565" calcext:value-type="float">
            <text:p>8.530147075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.12" calcext:value-type="float">
            <text:p>11.12</text:p>
          </table:table-cell>
          <table:table-cell office:value-type="float" office:value="14" calcext:value-type="float">
            <text:p>14</text:p>
          </table:table-cell>
          <table:table-cell office:value-type="float" office:value="8.47680592537" calcext:value-type="float">
            <text:p>8.476805925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23231482506" calcext:value-type="float">
            <text:p>8.232314825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1.42" calcext:value-type="float">
            <text:p>11.42</text:p>
          </table:table-cell>
          <table:table-cell office:value-type="float" office:value="16" calcext:value-type="float">
            <text:p>16</text:p>
          </table:table-cell>
          <table:table-cell office:value-type="float" office:value="8.1893029213" calcext:value-type="float">
            <text:p>8.18930292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1065299511" calcext:value-type="float">
            <text:p>8.10652995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5" calcext:value-type="float">
            <text:p>6.5</text:p>
          </table:table-cell>
          <table:table-cell office:value-type="float" office:value="11.7" calcext:value-type="float">
            <text:p>11.7</text:p>
          </table:table-cell>
          <table:table-cell office:value-type="float" office:value="14" calcext:value-type="float">
            <text:p>14</text:p>
          </table:table-cell>
          <table:table-cell office:value-type="float" office:value="8.50892591476" calcext:value-type="float">
            <text:p>8.508925914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.1" calcext:value-type="float">
            <text:p>12.1</text:p>
          </table:table-cell>
          <table:table-cell office:value-type="float" office:value="16" calcext:value-type="float">
            <text:p>16</text:p>
          </table:table-cell>
          <table:table-cell office:value-type="float" office:value="8.20588302612" calcext:value-type="float">
            <text:p>8.205883026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1.64" calcext:value-type="float">
            <text:p>11.64</text:p>
          </table:table-cell>
          <table:table-cell office:value-type="float" office:value="16" calcext:value-type="float">
            <text:p>16</text:p>
          </table:table-cell>
          <table:table-cell office:value-type="float" office:value="8.37439799309" calcext:value-type="float">
            <text:p>8.374397993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office:value-type="float" office:value="16" calcext:value-type="float">
            <text:p>16</text:p>
          </table:table-cell>
          <table:table-cell office:value-type="float" office:value="8.39264202118" calcext:value-type="float">
            <text:p>8.39264202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1.06" calcext:value-type="float">
            <text:p>11.06</text:p>
          </table:table-cell>
          <table:table-cell office:value-type="float" office:value="16" calcext:value-type="float">
            <text:p>16</text:p>
          </table:table-cell>
          <table:table-cell office:value-type="float" office:value="8.33226585388" calcext:value-type="float">
            <text:p>8.332265853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1.64" calcext:value-type="float">
            <text:p>11.64</text:p>
          </table:table-cell>
          <table:table-cell office:value-type="float" office:value="16" calcext:value-type="float">
            <text:p>16</text:p>
          </table:table-cell>
          <table:table-cell office:value-type="float" office:value="8.26611399651" calcext:value-type="float">
            <text:p>8.266113996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1.94" calcext:value-type="float">
            <text:p>11.94</text:p>
          </table:table-cell>
          <table:table-cell office:value-type="float" office:value="16" calcext:value-type="float">
            <text:p>16</text:p>
          </table:table-cell>
          <table:table-cell office:value-type="float" office:value="8.32965493202" calcext:value-type="float">
            <text:p>8.329654932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37826490402" calcext:value-type="float">
            <text:p>8.378264904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.34" calcext:value-type="float">
            <text:p>11.34</text:p>
          </table:table-cell>
          <table:table-cell office:value-type="float" office:value="18" calcext:value-type="float">
            <text:p>18</text:p>
          </table:table-cell>
          <table:table-cell office:value-type="float" office:value="8.46950984001" calcext:value-type="float">
            <text:p>8.46950984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1.8269230769" calcext:value-type="float">
            <text:p>11.8269230769</text:p>
          </table:table-cell>
          <table:table-cell office:value-type="float" office:value="17" calcext:value-type="float">
            <text:p>17</text:p>
          </table:table-cell>
          <table:table-cell office:value-type="float" office:value="8.76171183586" calcext:value-type="float">
            <text:p>8.761711835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.58817100525" calcext:value-type="float">
            <text:p>8.588171005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.46" calcext:value-type="float">
            <text:p>10.46</text:p>
          </table:table-cell>
          <table:table-cell office:value-type="float" office:value="16" calcext:value-type="float">
            <text:p>16</text:p>
          </table:table-cell>
          <table:table-cell office:value-type="float" office:value="8.64299106598" calcext:value-type="float">
            <text:p>8.642991065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.9423076923" calcext:value-type="float">
            <text:p>10.9423076923</text:p>
          </table:table-cell>
          <table:table-cell office:value-type="float" office:value="16" calcext:value-type="float">
            <text:p>16</text:p>
          </table:table-cell>
          <table:table-cell office:value-type="float" office:value="8.69792795181" calcext:value-type="float">
            <text:p>8.697927951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.8</text:p>
          </table:table-cell>
          <table:table-cell office:value-type="float" office:value="15" calcext:value-type="float">
            <text:p>15</text:p>
          </table:table-cell>
          <table:table-cell office:value-type="float" office:value="8.42093586922" calcext:value-type="float">
            <text:p>8.420935869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1.66" calcext:value-type="float">
            <text:p>11.66</text:p>
          </table:table-cell>
          <table:table-cell office:value-type="float" office:value="15" calcext:value-type="float">
            <text:p>15</text:p>
          </table:table-cell>
          <table:table-cell office:value-type="float" office:value="8.44644999504" calcext:value-type="float">
            <text:p>8.446449995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.23361086845" calcext:value-type="float">
            <text:p>8.233610868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62604093552" calcext:value-type="float">
            <text:p>8.626040935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0.66" calcext:value-type="float">
            <text:p>10.66</text:p>
          </table:table-cell>
          <table:table-cell office:value-type="float" office:value="14" calcext:value-type="float">
            <text:p>14</text:p>
          </table:table-cell>
          <table:table-cell office:value-type="float" office:value="8.1819870472" calcext:value-type="float">
            <text:p>8.18198704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58766508102" calcext:value-type="float">
            <text:p>8.5876650810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0.44" calcext:value-type="float">
            <text:p>10.44</text:p>
          </table:table-cell>
          <table:table-cell office:value-type="float" office:value="14" calcext:value-type="float">
            <text:p>14</text:p>
          </table:table-cell>
          <table:table-cell office:value-type="float" office:value="8.59222602844" calcext:value-type="float">
            <text:p>8.592226028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58786916733" calcext:value-type="float">
            <text:p>8.587869167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5" calcext:value-type="float">
            <text:p>5.5</text:p>
          </table:table-cell>
          <table:table-cell office:value-type="float" office:value="11.12" calcext:value-type="float">
            <text:p>11.12</text:p>
          </table:table-cell>
          <table:table-cell office:value-type="float" office:value="16.5" calcext:value-type="float">
            <text:p>16.5</text:p>
          </table:table-cell>
          <table:table-cell office:value-type="float" office:value="8.5372710228" calcext:value-type="float">
            <text:p>8.53727102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0.68" calcext:value-type="float">
            <text:p>10.68</text:p>
          </table:table-cell>
          <table:table-cell office:value-type="float" office:value="16" calcext:value-type="float">
            <text:p>16</text:p>
          </table:table-cell>
          <table:table-cell office:value-type="float" office:value="8.53022289276" calcext:value-type="float">
            <text:p>8.530222892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.33673000336" calcext:value-type="float">
            <text:p>8.336730003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87247610092" calcext:value-type="float">
            <text:p>8.872476100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.98</text:p>
          </table:table-cell>
          <table:table-cell office:value-type="float" office:value="17" calcext:value-type="float">
            <text:p>17</text:p>
          </table:table-cell>
          <table:table-cell office:value-type="float" office:value="8.52342104912" calcext:value-type="float">
            <text:p>8.523421049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0.98" calcext:value-type="float">
            <text:p>10.98</text:p>
          </table:table-cell>
          <table:table-cell office:value-type="float" office:value="16" calcext:value-type="float">
            <text:p>16</text:p>
          </table:table-cell>
          <table:table-cell office:value-type="float" office:value="8.35569596291" calcext:value-type="float">
            <text:p>8.355695962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.44965195656" calcext:value-type="float">
            <text:p>8.449651956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0.92" calcext:value-type="float">
            <text:p>10.92</text:p>
          </table:table-cell>
          <table:table-cell office:value-type="float" office:value="15" calcext:value-type="float">
            <text:p>15</text:p>
          </table:table-cell>
          <table:table-cell office:value-type="float" office:value="8.47434902191" calcext:value-type="float">
            <text:p>8.4743490219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.46929121017" calcext:value-type="float">
            <text:p>8.4692912101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.5192307692" calcext:value-type="float">
            <text:p>10.5192307692</text:p>
          </table:table-cell>
          <table:table-cell office:value-type="float" office:value="16" calcext:value-type="float">
            <text:p>16</text:p>
          </table:table-cell>
          <table:table-cell office:value-type="float" office:value="8.90287399292" calcext:value-type="float">
            <text:p>8.902873992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.56725001335" calcext:value-type="float">
            <text:p>8.567250013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0.92" calcext:value-type="float">
            <text:p>10.92</text:p>
          </table:table-cell>
          <table:table-cell office:value-type="float" office:value="17.5" calcext:value-type="float">
            <text:p>17.5</text:p>
          </table:table-cell>
          <table:table-cell office:value-type="float" office:value="8.40607881546" calcext:value-type="float">
            <text:p>8.406078815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" calcext:value-type="float">
            <text:p>6.5</text:p>
          </table:table-cell>
          <table:table-cell office:value-type="float" office:value="11.14" calcext:value-type="float">
            <text:p>11.14</text:p>
          </table:table-cell>
          <table:table-cell office:value-type="float" office:value="14" calcext:value-type="float">
            <text:p>14</text:p>
          </table:table-cell>
          <table:table-cell office:value-type="float" office:value="8.49651885033" calcext:value-type="float">
            <text:p>8.496518850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2.04" calcext:value-type="float">
            <text:p>12.04</text:p>
          </table:table-cell>
          <table:table-cell office:value-type="float" office:value="17" calcext:value-type="float">
            <text:p>17</text:p>
          </table:table-cell>
          <table:table-cell office:value-type="float" office:value="8.29771018028" calcext:value-type="float">
            <text:p>8.297710180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52797007561" calcext:value-type="float">
            <text:p>8.527970075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.75666499138" calcext:value-type="float">
            <text:p>8.756664991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.76736688614" calcext:value-type="float">
            <text:p>8.767366886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9.98" calcext:value-type="float">
            <text:p>9.98</text:p>
          </table:table-cell>
          <table:table-cell office:value-type="float" office:value="13" calcext:value-type="float">
            <text:p>13</text:p>
          </table:table-cell>
          <table:table-cell office:value-type="float" office:value="8.27546191216" calcext:value-type="float">
            <text:p>8.275461912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0.98" calcext:value-type="float">
            <text:p>10.98</text:p>
          </table:table-cell>
          <table:table-cell office:value-type="float" office:value="16" calcext:value-type="float">
            <text:p>16</text:p>
          </table:table-cell>
          <table:table-cell office:value-type="float" office:value="8.35915493965" calcext:value-type="float">
            <text:p>8.35915493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3:11:41.215081301</meta:creation-date>
    <dc:date>2017-05-29T23:20:52.976027842</dc:date>
    <meta:editing-duration>PT9M12S</meta:editing-duration>
    <meta:editing-cycles>1</meta:editing-cycles>
    <meta:document-statistic meta:table-count="1" meta:cell-count="385" meta:object-count="3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302cm" svg:y="0.315cm" chart:style-name="ch2">
          <text:p>Average Fitness</text:p>
        </chart:title>
        <chart:plot-area chart:style-name="ch3" table:cell-range-address="Sheet1.C1:Sheet1.C77" svg:x="1.278cm" svg:y="1.248cm" svg:width="14.401cm" svg:height="6.648cm">
          <chartooo:coordinate-region svg:x="1.714cm" svg:y="1.421cm" svg:width="13.593cm" svg:height="5.881cm"/>
          <chart:axis chart:dimension="x" chart:name="primary-x" chart:style-name="ch4">
            <chart:title svg:x="7.534cm" svg:y="8.076cm" chart:style-name="ch5">
              <text:p>Generations</text:p>
            </chart:title>
          </chart:axis>
          <chart:axis chart:dimension="y" chart:name="primary-y" chart:style-name="ch6">
            <chart:title svg:x="0.451cm" svg:y="6.256cm" chart:style-name="ch7">
              <text:p>Number of wins (of 20)</text:p>
            </chart:title>
            <chart:grid chart:style-name="ch8" chart:class="major"/>
          </chart:axis>
          <chart:series chart:style-name="ch9" chart:values-cell-range-address="Sheet1.C1:Sheet1.C77" chart:class="chart:scatter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">
                <text:p>10.3</text:p>
                <draw:g>
                  <svg:desc>Sheet1.C1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6">
                <text:p>1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8076923077">
                <text:p>10.80769230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58">
                <text:p>11.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8">
                <text:p>10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3269230769">
                <text:p>10.3269230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4423076923">
                <text:p>10.4423076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9423076923">
                <text:p>10.94230769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6730769231">
                <text:p>11.6730769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58">
                <text:p>10.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16">
                <text:p>12.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94">
                <text:p>11.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8269230769">
                <text:p>11.82692307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46">
                <text:p>10.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9423076923">
                <text:p>10.94230769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6">
                <text:p>10.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12">
                <text:p>11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98">
                <text:p>10.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5192307692">
                <text:p>10.51923076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8">
                <text:p>1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222cm" svg:y="0.315cm" chart:style-name="ch2">
          <text:p>Minimum Fitness</text:p>
        </chart:title>
        <chart:plot-area chart:style-name="ch3" table:cell-range-address="Sheet1.B1:Sheet1.B77" svg:x="1.278cm" svg:y="1.248cm" svg:width="14.401cm" svg:height="6.648cm">
          <chartooo:coordinate-region svg:x="1.714cm" svg:y="1.421cm" svg:width="13.593cm" svg:height="5.881cm"/>
          <chart:axis chart:dimension="x" chart:name="primary-x" chart:style-name="ch4">
            <chart:title svg:x="7.534cm" svg:y="8.076cm" chart:style-name="ch5">
              <text:p>Generations</text:p>
            </chart:title>
          </chart:axis>
          <chart:axis chart:dimension="y" chart:name="primary-y" chart:style-name="ch6">
            <chart:title svg:x="0.451cm" svg:y="6.256cm" chart:style-name="ch7">
              <text:p>Number of wins (of 20)</text:p>
            </chart:title>
            <chart:grid chart:style-name="ch8" chart:class="major"/>
          </chart:axis>
          <chart:series chart:style-name="ch9" chart:values-cell-range-address="Sheet1.B1:Sheet1.B77" chart:class="chart:scatter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B1:Sheet1.B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156cm" svg:y="0.315cm" chart:style-name="ch2">
          <text:p>Maximum Fitness</text:p>
        </chart:title>
        <chart:plot-area chart:style-name="ch3" table:cell-range-address="Sheet1.D1:Sheet1.D77" svg:x="1.278cm" svg:y="1.248cm" svg:width="14.401cm" svg:height="6.649cm">
          <chartooo:coordinate-region svg:x="1.714cm" svg:y="1.421cm" svg:width="13.593cm" svg:height="5.882cm"/>
          <chart:axis chart:dimension="x" chart:name="primary-x" chart:style-name="ch4">
            <chart:title svg:x="7.534cm" svg:y="8.077cm" chart:style-name="ch5">
              <text:p>Generations</text:p>
            </chart:title>
          </chart:axis>
          <chart:axis chart:dimension="y" chart:name="primary-y" chart:style-name="ch4">
            <chart:title svg:x="0.451cm" svg:y="6.256cm" chart:style-name="ch6">
              <text:p>Number of wins (of 20)</text:p>
            </chart:title>
            <chart:grid chart:style-name="ch7" chart:class="major"/>
          </chart:axis>
          <chart:series chart:style-name="ch8" chart:values-cell-range-address="Sheet1.D1:Sheet1.D77" chart:class="chart:scatter">
            <chart:data-point chart:repeated="7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D1:Sheet1.D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